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10.7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389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u_main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1, C4, C24, C26, C27, C34, C35, C36, C38, C40, C43, C48, C50, C51, C52, 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, C3, C5, C6, C9, C10, C11, C12, C13, 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603 capacitor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7, C8, C1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293d226x9025c2te3/tantalove-kondenzatory-smd/vishay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6, C17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AVX/08055A271JAT2A/?qs=o2Ryk6%252BtLJtmWp8Z%252BRBEFA%3D%3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8, C19, C20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DK/CGA5C4C0G2J271J060AA/?qs=FxQuwy19cyCFaP39URlg4w%3D%3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2, C25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Yageo/CC0805JRNPOYBN151/?qs=WS5Jv%252B%252Bx1qViSs68xPRhng%3D%3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DK/C3216C0G2J221J060AA/?qs=NRhsANhppD%252B8bxP3OkeJTg%3D%3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9, C30, C31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2, C33, C3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9, C49, C5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THT:C_Rect_L7.0mm_W3.5mm_P5.0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ks2-1u_50/kondenzatory-tht-polyesterove/wima/mks2b041001c00kssd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t491a475k020at/tantalove-kondenzatory-smd/kemet/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44, C45, C46, C47, C53, C54, C5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70lt1g/univerzalne-diody-smd/on-semiconductor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99lt1g/univerzalne-diody-smd/on-semiconductor/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, D5, D6, D7</text:p>
          </table:table-cell>
          <table:table-cell office:value-type="string" calcext:value-type="string">
            <text:p>BAV1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199.215/univerzalne-diody-smd/nexperia/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 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 color you lik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1, FB2, FB3, FB4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lm31af700sn1l/koraliky-s-feritom/murata/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254_AE-6410-03A_1x03_P2.54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s25-w3p/signalove-konektory-raster-2-54mm/ninigi/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396_A-41791-0003_1x03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3p/signalove-konektory-raster-3-96mm/joint-tech/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s25-w5p/signalove-konektory-raster-2-54mm/ninigi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Molex:Molex_KK-396_A-41791-0006_1x06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6p/signalove-konektory-raster-3-96mm/joint-tech/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396_A-41791-0005_1x05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5p/signalove-konektory-raster-3-96mm/joint-tech/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75869-331lf/konektory-idc/amphenol-icc/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00mm:PinHeader_1x06_P2.00mm_Vertical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, K2</text:p>
          </table:table-cell>
          <table:table-cell office:value-type="string" calcext:value-type="string">
            <text:p>EC2-5NU</text:p>
          </table:table-cell>
          <table:table-cell office:value-type="string" calcext:value-type="string">
            <text:p>Relay_THT:Relay_DPDT_Kemet_EC2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KEMET/EC2-12NU?qs=BenOyfdfArqRFl%252BOm5Bdvw==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847.215/tranzistory-npn-smd/nexperia/</text:p>
          </table:table-cell>
          <table:table-cell office:value-type="string" calcext:value-type="string">
            <text:p>may use BC817 instea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 R2, R3, R6, R20, R32, R36, R37, R7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7, R8, R9, R10, R11, R12, R28, R31, R33, R34, R35, R63, R64, R66, R68, R70, R71, R73, R74, R75, R76, R77, R78</text:p>
          </table:table-cell>
          <table:table-cell office:value-type="string" calcext:value-type="string">
            <text:p>10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era6aeb103v/presne-rezistory-smd-0805/panasonic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, R14, R1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2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7, R19, R21, R27, R51, R55, R60</text:p>
          </table:table-cell>
          <table:table-cell office:value-type="string" calcext:value-type="string">
            <text:p>10k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Bourns/CR1206-JW-204ELF/?qs=sGAEpiMZZMtlubZbdhIBILCQcJqP0qAyM%252BEXnPvLiXU%3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3, R56, R5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Dale/CRCW12064K70JNEAC/?qs=sGAEpiMZZMtlubZbdhIBIIZe04wfiaJWxbIBupvBhFU%3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0k1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Dale/CRCW120610K0FKEAC/?qs=sGAEpiMZZMtlubZbdhIBIIZe04wfiaJWFuAq5dn3JRk%3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300k00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r1206-300k-0.1%25/presne-rezistory-smd-1206/viking/ar06btcv3003/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22k1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rg0805-22k-0.5%25/presne-rezistory-smd-0805/viking/arg05dtc2202/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2M00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CPF0805B2M0E?qs=CXI0wBT1M2hICTuUd%2FIMfQ%3D%3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200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RQ73C2A200KBTDF?qs=%2Fha2pyFadujgkBNfiZFqIA781rKlziyqyGdEaGt9MdJcyA0fGG%252Bgzzb4pQaFth8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0k5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Yageo/RT0805BRD0720K5L/?qs=Q0GlgB%252BOca%252BxfnVdr3eu0w%3D%3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1, R83</text:p>
          </table:table-cell>
          <table:table-cell office:value-type="string" calcext:value-type="string">
            <text:p>2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r0805-2k-0.1%25/presne-rezistory-smd-0805/viking/ar05btcw2001/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200R00</text:p>
          </table:table-cell>
          <table:table-cell office:value-type="string" calcext:value-type="string">
            <text:p>Resistor_SMD:R_MiniMELF_MMA-0204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Beyschlag/MMA02040E2000BB300?qs=YmMt7wOBEV7xAuhhDxeBhQ==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3, R44, R45, R46</text:p>
          </table:table-cell>
          <table:table-cell office:value-type="string" calcext:value-type="string">
            <text:p>78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RP73D2B78R7BTG?qs=%2Fha2pyFadug15L0tzQdxf2J%252BQCAqxw8GB9zQNdw7G4wqgIG%252BUxFoSyx0sw1tb0I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7, R48, R49, R50</text:p>
          </table:table-cell>
          <table:table-cell office:value-type="string" calcext:value-type="string">
            <text:p>4R70</text:p>
          </table:table-cell>
          <table:table-cell office:value-type="string" calcext:value-type="string">
            <text:p>Resistor_SMD:R_2512_6332Metric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2, R54</text:p>
          </table:table-cell>
          <table:table-cell office:value-type="string" calcext:value-type="string">
            <text:p>100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RQ73C2A100KBTD?qs=gZXFycFWdAMRVPmJtg9N9A%3D%3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3, R57</text:p>
          </table:table-cell>
          <table:table-cell office:value-type="string" calcext:value-type="string">
            <text:p>250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RQ73C2A249KBTDF?qs=%2Fha2pyFadujgkBNfiZFqILjIwzVvl0OktLY3XjCnAwA3UPd3VnCIbMtb0i167Qt%2F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pr01-1k/metalizovane-rezistory-tht-1w/vishay/pr01000101001ja100/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1, R62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2R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7, R69, R81, R82</text:p>
          </table:table-cell>
          <table:table-cell office:value-type="string" calcext:value-type="string">
            <text:p>21k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Yageo/RT0805BRD0721K5L/?qs=4CyHz7GXqSgMQiImMmG4dg%3D%3D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2</text:p>
          </table:table-cell>
          <table:table-cell office:value-type="string" calcext:value-type="string">
            <text:p>1M6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</text:p>
          </table:table-cell>
          <table:table-cell office:value-type="string" calcext:value-type="string">
            <text:p>20k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Yageo/RT0805BRD0720K5L/?qs=Q0GlgB%252BOca%252BxfnVdr3eu0w%3D%3D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A7805</text:p>
          </table:table-cell>
          <table:table-cell office:value-type="string" calcext:value-type="string">
            <text:p>Package_TO_SOT_SMD:TO-263-3_TabPin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7805abd2t/stabilizatory-napatia-neregulovane/stmicroelectronics/l7805abd2t-tr/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G411xY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dg444dy/multiplexory-a-analogove-prepinace/vishay/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28</text:p>
          </table:table-cell>
          <table:table-cell office:value-type="string" calcext:value-type="string">
            <text:p>OPA20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202IDR?qs=sGAEpiMZZMutXGli8Ay4kChyLEfA%252BBJARdMxAAHG5nc%3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4, U5, U6, U8, U9, U10, U11, U13, U14, U19, U20</text:p>
          </table:table-cell>
          <table:table-cell office:value-type="string" calcext:value-type="string">
            <text:p>OPA140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140AIDR/?qs=nHis3Socmoq8P2a2dEtOew%3D%3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m393dt/komparatory-smd/stmicroelectronics/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TLP170D</text:p>
          </table:table-cell>
          <table:table-cell office:value-type="string" calcext:value-type="string">
            <text:p>Package_SO:SO-4_4.4x3.9mm_P2.54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oshiba/TLP170DF/?qs=sRdS99IVWC82vTD8bl8sFg%3D%3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5, U16</text:p>
          </table:table-cell>
          <table:table-cell office:value-type="string" calcext:value-type="string">
            <text:p>DG444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dg444dy/multiplexory-a-analogove-prepinace/vishay/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AQY221R</text:p>
          </table:table-cell>
          <table:table-cell office:value-type="string" calcext:value-type="string">
            <text:p>Package_SO:SO-4_4.4x3.9mm_P2.54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Panasonic-Industrial-Devices/AQY221R2SX/?qs=Wn4D5qJAqBI5HElhh1lUZQ%3D%3D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ackage_SO:SO-4_4.4x3.9mm_P2.54mm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tl071acd/operacne-zosilnovace-smd/texas-instruments/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ISO7341C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ISO7341CDW?qs=asCBFxFfL1QXhBq0uR%2FJmA%3D%3D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ATmega8535-16JU</text:p>
          </table:table-cell>
          <table:table-cell office:value-type="string" calcext:value-type="string">
            <text:p>Package_LCC:PLCC-44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Microchip-Technology-Atmel/ATMEGA8535L-8JUR?qs=6Dg1WZIWLC5%252BsFDwrqNU3A%3D%3D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MAX6225</text:p>
          </table:table-cell>
          <table:table-cell office:value-type="string" calcext:value-type="string">
            <text:p>Package_DIP:DIP-8_W7.62mm_Socket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Maxim-Integrated/MAX6225ACPA%2b?qs=GxOUx7aO6nyrNG4h06TzmA%3D%3D</text:p>
          </table:table-cell>
          <table:table-cell office:value-type="string" calcext:value-type="string">
            <text:p>Other alernatives are possible, I used this because I had it in my junkbox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OPA233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2333AID?qs=7nS3%252BbEUL6s6Q5%2FuexU7%252Bg%3D%3D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LTC2057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Analog-Devices/LTC2057IS8PBF?qs=hVkxg5c3xu96mZ%252BCpnMNfA%3D%3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AD5686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Analog-Devices/AD5686ARUZ?qs=NmRFExCfTkE223vD8YE3tA%3D%3D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9, U30</text:p>
          </table:table-cell>
          <table:table-cell office:value-type="string" calcext:value-type="string">
            <text:p>OP07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op07cdr/operacne-zosilnovace-smd/texas-instruments/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CPC1018N</text:p>
          </table:table-cell>
          <table:table-cell office:value-type="string" calcext:value-type="string">
            <text:p>Package_SO:SO-4_4.4x3.9mm_P2.54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IXYS-Integrated-Circuits/CPC1018N/?qs=mzRxyRlhVdtKZF03PS27Mg%3D%3D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ad7177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Analog-Devices/AD7177-2BRUZ?qs=251aVPftrjH6MVeTWiYQww%3D%3D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7.3728m-49s-sr/krystalove-rezonatory-tht/sr-passives/</text:p>
          </table:table-cell>
          <table:table-cell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1:46:26.127706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4T01:46:37.838802969</dc:date>
    <meta:editing-duration>PT43M27S</meta:editing-duration>
    <meta:editing-cycles>17</meta:editing-cycles>
    <meta:generator>LibreOffice/6.0.7.3$Linux_X86_64 LibreOffice_project/00m0$Build-3</meta:generator>
    <meta:document-statistic meta:table-count="1" meta:cell-count="556" meta:object-count="0"/>
  </office:meta>
</office:document-meta>
</file>